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onaco" svg:font-family="Monaco, Menlo, Consolas, 'Courier New', monospace"/>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995cm"/>
    </style:style>
    <style:style style:name="Table1.B" style:family="table-column">
      <style:table-column-properties style:column-width="13.005cm"/>
    </style:style>
    <style:style style:name="Table1.A1" style:family="table-cell">
      <style:table-cell-properties style:vertical-align="middle" fo:padding="0cm" fo:border="none"/>
    </style:style>
    <style:style style:name="Table1.A2" style:family="table-cell">
      <style:table-cell-properties style:vertical-align="middle" fo:background-color="#f9f9f9" fo:padding="0cm" fo:border="none">
        <style:background-image/>
      </style:table-cell-properties>
    </style:style>
    <style:style style:name="Table2" style:family="table">
      <style:table-properties style:width="17cm" table:align="left"/>
    </style:style>
    <style:style style:name="Table2.A" style:family="table-column">
      <style:table-column-properties style:column-width="4.47cm"/>
    </style:style>
    <style:style style:name="Table2.B" style:family="table-column">
      <style:table-column-properties style:column-width="12.531cm"/>
    </style:style>
    <style:style style:name="Table2.A1" style:family="table-cell">
      <style:table-cell-properties style:vertical-align="middle" fo:padding="0cm" fo:border="none"/>
    </style:style>
    <style:style style:name="Table2.A2" style:family="table-cell">
      <style:table-cell-properties style:vertical-align="middle" fo:background-color="#f9f9f9" fo:padding="0cm" fo:border="none">
        <style:background-image/>
      </style:table-cell-properties>
    </style:style>
    <style:style style:name="Table3" style:family="table">
      <style:table-properties style:width="17cm" table:align="left"/>
    </style:style>
    <style:style style:name="Table3.A" style:family="table-column">
      <style:table-column-properties style:column-width="4.674cm"/>
    </style:style>
    <style:style style:name="Table3.B" style:family="table-column">
      <style:table-column-properties style:column-width="12.326cm"/>
    </style:style>
    <style:style style:name="Table3.A1" style:family="table-cell">
      <style:table-cell-properties style:vertical-align="middle" fo:padding="0cm" fo:border="none"/>
    </style:style>
    <style:style style:name="Table3.A2" style:family="table-cell">
      <style:table-cell-properties style:vertical-align="middle" fo:background-color="#f9f9f9" fo:padding="0cm" fo:border="none">
        <style:background-image/>
      </style:table-cell-properties>
    </style:style>
    <style:style style:name="Table4" style:family="table">
      <style:table-properties style:width="17cm" table:align="left"/>
    </style:style>
    <style:style style:name="Table4.A" style:family="table-column">
      <style:table-column-properties style:column-width="3.958cm"/>
    </style:style>
    <style:style style:name="Table4.B" style:family="table-column">
      <style:table-column-properties style:column-width="13.042cm"/>
    </style:style>
    <style:style style:name="Table4.A1" style:family="table-cell">
      <style:table-cell-properties style:vertical-align="middle" fo:background-color="#f9f9f9" fo:padding="0cm" fo:border="none">
        <style:background-image/>
      </style:table-cell-properties>
    </style:style>
    <style:style style:name="Table4.A2" style:family="table-cell">
      <style:table-cell-properties style:vertical-align="middle" fo:padding="0cm" fo:border="none"/>
    </style:style>
    <style:style style:name="Table4.B2" style:family="table-cell">
      <style:table-cell-properties style:vertical-align="middle" fo:padding="0cm" fo:border="none"/>
    </style:style>
    <style:style style:name="Table4.A4" style:family="table-cell">
      <style:table-cell-properties style:vertical-align="middle" fo:padding="0cm" fo:border="none"/>
    </style:style>
    <style:style style:name="Table4.B4" style:family="table-cell">
      <style:table-cell-properties style:vertical-align="middle" fo:padding="0cm" fo:border="none"/>
    </style:style>
    <style:style style:name="Table5" style:family="table">
      <style:table-properties style:width="17cm" table:align="left"/>
    </style:style>
    <style:style style:name="Table5.A" style:family="table-column">
      <style:table-column-properties style:column-width="3.044cm"/>
    </style:style>
    <style:style style:name="Table5.B" style:family="table-column">
      <style:table-column-properties style:column-width="13.956cm"/>
    </style:style>
    <style:style style:name="Table5.A1" style:family="table-cell">
      <style:table-cell-properties style:vertical-align="middle" fo:padding="0cm" fo:border="none"/>
    </style:style>
    <style:style style:name="Table5.A2" style:family="table-cell">
      <style:table-cell-properties style:vertical-align="middle" fo:background-color="#f9f9f9" fo:padding="0cm" fo:border="none">
        <style:background-image/>
      </style:table-cell-properties>
    </style:style>
    <style:style style:name="Table6" style:family="table">
      <style:table-properties style:width="17cm" table:align="left"/>
    </style:style>
    <style:style style:name="Table6.A" style:family="table-column">
      <style:table-column-properties style:column-width="4.755cm"/>
    </style:style>
    <style:style style:name="Table6.B" style:family="table-column">
      <style:table-column-properties style:column-width="12.245cm"/>
    </style:style>
    <style:style style:name="Table6.A1" style:family="table-cell">
      <style:table-cell-properties style:vertical-align="middle" fo:padding="0cm" fo:border="none"/>
    </style:style>
    <style:style style:name="Table6.A2" style:family="table-cell">
      <style:table-cell-properties style:vertical-align="middle" fo:background-color="#f9f9f9" fo:padding="0cm" fo:border="none">
        <style:background-image/>
      </style:table-cell-properties>
    </style:style>
    <style:style style:name="Table7" style:family="table">
      <style:table-properties style:width="17cm" table:align="left"/>
    </style:style>
    <style:style style:name="Table7.A" style:family="table-column">
      <style:table-column-properties style:column-width="3.044cm"/>
    </style:style>
    <style:style style:name="Table7.B" style:family="table-column">
      <style:table-column-properties style:column-width="13.956cm"/>
    </style:style>
    <style:style style:name="Table7.A1" style:family="table-cell">
      <style:table-cell-properties style:vertical-align="middle" fo:padding="0cm" fo:border="none"/>
    </style:style>
    <style:style style:name="Table7.A2" style:family="table-cell">
      <style:table-cell-properties style:vertical-align="middle" fo:background-color="#f9f9f9" fo:padding="0cm" fo:border="none">
        <style:background-image/>
      </style:table-cell-properties>
    </style:style>
    <style:style style:name="P1" style:family="paragraph" style:parent-style-name="Header">
      <style:paragraph-properties fo:margin-left="0cm" fo:margin-right="0cm" fo:widows="1" fo:text-indent="0cm" style:auto-text-indent="false"/>
      <style:text-properties style:font-name="Times New Roman" fo:font-size="11pt" fo:font-style="italic" officeooo:paragraph-rsid="000f74a2" style:font-size-asian="11pt" style:font-style-asian="italic" style:font-size-complex="11pt" style:font-style-complex="italic"/>
    </style:style>
    <style:style style:name="P2" style:family="paragraph" style:parent-style-name="Title">
      <style:paragraph-properties fo:margin-left="0cm" fo:margin-right="0cm" fo:widows="1" fo:text-indent="0cm" style:auto-text-indent="false"/>
      <style:text-properties style:font-name="Arial" fo:font-size="28pt" fo:language="el" fo:country="GR" fo:font-style="italic" fo:font-weight="bold" officeooo:rsid="000686e5" officeooo:paragraph-rsid="000f74a2" style:font-name-asian="Andale Sans UI" style:font-size-asian="28pt" style:language-asian="zxx" style:country-asian="none" style:font-style-asian="italic" style:font-weight-asian="bold" style:font-name-complex="Tahoma" style:font-size-complex="28pt" style:language-complex="zxx" style:country-complex="none" style:font-style-complex="italic" style:font-weight-complex="bold"/>
    </style:style>
    <style:style style:name="P3" style:family="paragraph" style:parent-style-name="Standard">
      <style:text-properties fo:language="el" fo:country="GR" officeooo:rsid="0012ccdf" officeooo:paragraph-rsid="0012ccdf"/>
    </style:style>
    <style:style style:name="P4" style:family="paragraph" style:parent-style-name="Title">
      <style:text-properties fo:language="en" fo:country="US" officeooo:rsid="000f74a2" officeooo:paragraph-rsid="000f74a2"/>
    </style:style>
    <style:style style:name="P5" style:family="paragraph" style:parent-style-name="Standard">
      <style:text-properties fo:language="el" fo:country="GR" officeooo:rsid="0012ccdf" officeooo:paragraph-rsid="0012ccdf"/>
    </style:style>
    <style:style style:name="P6" style:family="paragraph" style:parent-style-name="Standard">
      <style:text-properties fo:language="el" fo:country="GR" officeooo:rsid="0012ccdf" officeooo:paragraph-rsid="00144148"/>
    </style:style>
    <style:style style:name="P7" style:family="paragraph" style:parent-style-name="Standard">
      <style:paragraph-properties fo:text-align="justify" style:justify-single-word="false"/>
      <style:text-properties fo:language="el" fo:country="GR" officeooo:rsid="0012ccdf" officeooo:paragraph-rsid="0012ccdf"/>
    </style:style>
    <style:style style:name="P8" style:family="paragraph" style:parent-style-name="Standard">
      <style:text-properties fo:language="el" fo:country="GR" fo:font-weight="bold" officeooo:rsid="0012ccdf" officeooo:paragraph-rsid="0012ccdf" style:font-weight-asian="bold" style:font-weight-complex="bold"/>
    </style:style>
    <style:style style:name="P9" style:family="paragraph" style:parent-style-name="Standard">
      <style:text-properties fo:language="el" fo:country="GR" fo:font-weight="bold" officeooo:rsid="0012ccdf" officeooo:paragraph-rsid="00144148" style:font-weight-asian="bold" style:font-weight-complex="bold"/>
    </style:style>
    <style:style style:name="P10" style:family="paragraph" style:parent-style-name="Standard">
      <style:text-properties fo:language="el" fo:country="GR" fo:font-weight="bold" officeooo:rsid="00143f36" officeooo:paragraph-rsid="00143f36" style:font-weight-asian="bold" style:font-weight-complex="bold"/>
    </style:style>
    <style:style style:name="P11" style:family="paragraph" style:parent-style-name="Standard">
      <style:paragraph-properties fo:text-align="justify" style:justify-single-word="false"/>
      <style:text-properties fo:language="el" fo:country="GR" officeooo:rsid="00144148" officeooo:paragraph-rsid="0015f6f3"/>
    </style:style>
    <style:style style:name="P12" style:family="paragraph" style:parent-style-name="Standard">
      <style:paragraph-properties fo:text-align="justify" style:justify-single-word="false"/>
      <style:text-properties fo:language="el" fo:country="GR" officeooo:rsid="0015f6f3" officeooo:paragraph-rsid="0015f6f3"/>
    </style:style>
    <style:style style:name="P13" style:family="paragraph" style:parent-style-name="Standard">
      <style:text-properties fo:language="el" fo:country="GR" officeooo:rsid="00163736" officeooo:paragraph-rsid="00163736"/>
    </style:style>
    <style:style style:name="P14" style:family="paragraph" style:parent-style-name="Standard">
      <style:text-properties officeooo:paragraph-rsid="00163736"/>
    </style:style>
    <style:style style:name="P15" style:family="paragraph" style:parent-style-name="Text_20_body">
      <style:text-properties fo:font-variant="normal" fo:text-transform="none" fo:color="#000000" style:font-name="Helvetica Neue" fo:font-size="9.75pt" fo:letter-spacing="normal" fo:language="el" fo:country="GR" fo:font-style="normal" fo:font-weight="normal" officeooo:rsid="0012ccdf" officeooo:paragraph-rsid="0012ccdf"/>
    </style:style>
    <style:style style:name="P16" style:family="paragraph" style:parent-style-name="Table_20_Contents">
      <style:paragraph-properties fo:margin-top="0cm" fo:margin-bottom="0.499cm" loext:contextual-spacing="false"/>
    </style:style>
    <style:style style:name="P17" style:family="paragraph" style:parent-style-name="Table_20_Contents" style:list-style-name="L1">
      <style:paragraph-properties fo:margin-left="0cm" fo:margin-right="0cm" fo:margin-top="0cm" fo:margin-bottom="0.265cm" loext:contextual-spacing="false" style:line-height-at-least="0.529cm" fo:text-indent="0cm" style:auto-text-indent="false" fo:padding="0cm" fo:border="none"/>
    </style:style>
    <style:style style:name="P18" style:family="paragraph" style:parent-style-name="Table_20_Contents" style:list-style-name="L2">
      <style:paragraph-properties fo:margin-left="0cm" fo:margin-right="0cm" fo:margin-top="0cm" fo:margin-bottom="0.265cm" loext:contextual-spacing="false" style:line-height-at-least="0.529cm" fo:text-indent="0cm" style:auto-text-indent="false" fo:padding="0cm" fo:border="none"/>
    </style:style>
    <style:style style:name="P19" style:family="paragraph" style:parent-style-name="Table_20_Contents" style:list-style-name="L3">
      <style:paragraph-properties fo:margin-left="0cm" fo:margin-right="0cm" fo:margin-top="0cm" fo:margin-bottom="0.265cm" loext:contextual-spacing="false" style:line-height-at-least="0.529cm" fo:text-indent="0cm" style:auto-text-indent="false" fo:padding="0cm" fo:border="none"/>
    </style:style>
    <style:style style:name="P20" style:family="paragraph" style:parent-style-name="Table_20_Contents" style:list-style-name="L4">
      <style:paragraph-properties fo:margin-left="0cm" fo:margin-right="0cm" fo:margin-top="0cm" fo:margin-bottom="0.265cm" loext:contextual-spacing="false" style:line-height-at-least="0.529cm" fo:text-indent="0cm" style:auto-text-indent="false" fo:padding="0cm" fo:border="none"/>
    </style:style>
    <style:style style:name="P21" style:family="paragraph" style:parent-style-name="Table_20_Contents" style:list-style-name="L5">
      <style:paragraph-properties fo:margin-left="0cm" fo:margin-right="0cm" fo:margin-top="0cm" fo:margin-bottom="0.265cm" loext:contextual-spacing="false" style:line-height-at-least="0.529cm" fo:text-indent="0cm" style:auto-text-indent="false" fo:padding="0cm" fo:border="none"/>
    </style:style>
    <style:style style:name="P22" style:family="paragraph" style:parent-style-name="Table_20_Contents" style:list-style-name="L6">
      <style:paragraph-properties fo:margin-left="0cm" fo:margin-right="0cm" fo:margin-top="0cm" fo:margin-bottom="0.265cm" loext:contextual-spacing="false" style:line-height-at-least="0.529cm" fo:text-indent="0cm" style:auto-text-indent="false" fo:padding="0cm" fo:border="none"/>
    </style:style>
    <style:style style:name="P23" style:family="paragraph" style:parent-style-name="Table_20_Contents" style:list-style-name="L7">
      <style:paragraph-properties fo:margin-left="0cm" fo:margin-right="0cm" fo:margin-top="0cm" fo:margin-bottom="0.265cm" loext:contextual-spacing="false" style:line-height-at-least="0.529cm" fo:text-indent="0cm" style:auto-text-indent="false" fo:padding="0cm" fo:border="none"/>
    </style:style>
    <style:style style:name="P24" style:family="paragraph" style:parent-style-name="Table_20_Contents" style:list-style-name="L8">
      <style:paragraph-properties fo:margin-left="0cm" fo:margin-right="0cm" fo:margin-top="0cm" fo:margin-bottom="0.265cm" loext:contextual-spacing="false" style:line-height-at-least="0.529cm" fo:text-indent="0cm" style:auto-text-indent="false" fo:padding="0cm" fo:border="none"/>
    </style:style>
    <style:style style:name="P25" style:family="paragraph" style:parent-style-name="Table_20_Contents" style:list-style-name="L9">
      <style:paragraph-properties fo:margin-left="0cm" fo:margin-right="0cm" fo:margin-top="0cm" fo:margin-bottom="0.265cm" loext:contextual-spacing="false" style:line-height-at-least="0.529cm" fo:text-indent="0cm" style:auto-text-indent="false" fo:padding="0cm" fo:border="none"/>
    </style:style>
    <style:style style:name="P26" style:family="paragraph" style:parent-style-name="Table_20_Contents" style:list-style-name="L10">
      <style:paragraph-properties fo:margin-left="0cm" fo:margin-right="0cm" fo:margin-top="0cm" fo:margin-bottom="0.265cm" loext:contextual-spacing="false" style:line-height-at-least="0.529cm" fo:text-indent="0cm" style:auto-text-indent="false" fo:padding="0cm" fo:border="none"/>
    </style:style>
    <style:style style:name="P27" style:family="paragraph" style:parent-style-name="Table_20_Contents" style:list-style-name="L11">
      <style:paragraph-properties fo:margin-left="0cm" fo:margin-right="0cm" fo:margin-top="0cm" fo:margin-bottom="0.265cm" loext:contextual-spacing="false" style:line-height-at-least="0.529cm" fo:text-indent="0cm" style:auto-text-indent="false" fo:padding="0cm" fo:border="none"/>
    </style:style>
    <style:style style:name="P28" style:family="paragraph" style:parent-style-name="Table_20_Contents" style:list-style-name="L12">
      <style:paragraph-properties fo:margin-left="0cm" fo:margin-right="0cm" fo:margin-top="0cm" fo:margin-bottom="0.265cm" loext:contextual-spacing="false" style:line-height-at-least="0.529cm" fo:text-indent="0cm" style:auto-text-indent="false" fo:padding="0cm" fo:border="none"/>
    </style:style>
    <style:style style:name="P29" style:family="paragraph" style:parent-style-name="Table_20_Contents" style:list-style-name="L13">
      <style:paragraph-properties fo:margin-left="0cm" fo:margin-right="0cm" fo:margin-top="0cm" fo:margin-bottom="0.265cm" loext:contextual-spacing="false" style:line-height-at-least="0.529cm" fo:text-indent="0cm" style:auto-text-indent="false" fo:padding="0cm" fo:border="none"/>
    </style:style>
    <style:style style:name="P30" style:family="paragraph" style:parent-style-name="Table_20_Contents" style:list-style-name="L14">
      <style:paragraph-properties fo:margin-left="0cm" fo:margin-right="0cm" fo:margin-top="0cm" fo:margin-bottom="0.265cm" loext:contextual-spacing="false" style:line-height-at-least="0.529cm" fo:text-indent="0cm" style:auto-text-indent="false" fo:padding="0cm" fo:border="none"/>
    </style:style>
    <style:style style:name="P31" style:family="paragraph" style:parent-style-name="Table_20_Contents" style:list-style-name="L15">
      <style:paragraph-properties fo:margin-left="0cm" fo:margin-right="0cm" fo:margin-top="0cm" fo:margin-bottom="0.265cm" loext:contextual-spacing="false" style:line-height-at-least="0.529cm" fo:text-indent="0cm" style:auto-text-indent="false" fo:padding="0cm" fo:border="none"/>
    </style:style>
    <style:style style:name="P32" style:family="paragraph" style:parent-style-name="Table_20_Contents" style:list-style-name="L4">
      <style:paragraph-properties fo:margin-left="0cm" fo:margin-right="0cm" fo:margin-top="0cm" fo:margin-bottom="0cm" loext:contextual-spacing="false" style:line-height-at-least="0.529cm" fo:text-indent="0cm" style:auto-text-indent="false" fo:padding="0cm" fo:border="none"/>
    </style:style>
    <style:style style:name="P33" style:family="paragraph" style:parent-style-name="Table_20_Contents" style:list-style-name="L6">
      <style:paragraph-properties fo:margin-left="0cm" fo:margin-right="0cm" fo:margin-top="0cm" fo:margin-bottom="0cm" loext:contextual-spacing="false" style:line-height-at-least="0.529cm" fo:text-indent="0cm" style:auto-text-indent="false" fo:padding="0cm" fo:border="none"/>
    </style:style>
    <style:style style:name="P34" style:family="paragraph" style:parent-style-name="Table_20_Contents" style:list-style-name="L9">
      <style:paragraph-properties fo:margin-left="0cm" fo:margin-right="0cm" fo:margin-top="0cm" fo:margin-bottom="0cm" loext:contextual-spacing="false" style:line-height-at-least="0.529cm" fo:text-indent="0cm" style:auto-text-indent="false" fo:padding="0cm" fo:border="none"/>
    </style:style>
    <style:style style:name="P35" style:family="paragraph" style:parent-style-name="Table_20_Contents" style:list-style-name="L1">
      <style:paragraph-properties fo:margin-top="0cm" fo:margin-bottom="0.265cm" loext:contextual-spacing="false" style:line-height-at-least="0.529cm" fo:padding="0cm" fo:border="none"/>
    </style:style>
    <style:style style:name="P36" style:family="paragraph" style:parent-style-name="Table_20_Contents" style:list-style-name="L2">
      <style:paragraph-properties fo:margin-top="0cm" fo:margin-bottom="0.265cm" loext:contextual-spacing="false" style:line-height-at-least="0.529cm" fo:padding="0cm" fo:border="none"/>
    </style:style>
    <style:style style:name="P37" style:family="paragraph" style:parent-style-name="Table_20_Contents" style:list-style-name="L3">
      <style:paragraph-properties fo:margin-top="0cm" fo:margin-bottom="0.265cm" loext:contextual-spacing="false" style:line-height-at-least="0.529cm" fo:padding="0cm" fo:border="none"/>
    </style:style>
    <style:style style:name="P38" style:family="paragraph" style:parent-style-name="Table_20_Contents" style:list-style-name="L4">
      <style:paragraph-properties fo:margin-top="0cm" fo:margin-bottom="0.265cm" loext:contextual-spacing="false" style:line-height-at-least="0.529cm" fo:padding="0cm" fo:border="none"/>
    </style:style>
    <style:style style:name="P39" style:family="paragraph" style:parent-style-name="Table_20_Contents" style:list-style-name="L5">
      <style:paragraph-properties fo:margin-top="0cm" fo:margin-bottom="0.265cm" loext:contextual-spacing="false" style:line-height-at-least="0.529cm" fo:padding="0cm" fo:border="none"/>
    </style:style>
    <style:style style:name="P40" style:family="paragraph" style:parent-style-name="Table_20_Contents" style:list-style-name="L6">
      <style:paragraph-properties fo:margin-top="0cm" fo:margin-bottom="0.265cm" loext:contextual-spacing="false" style:line-height-at-least="0.529cm" fo:padding="0cm" fo:border="none"/>
    </style:style>
    <style:style style:name="P41" style:family="paragraph" style:parent-style-name="Table_20_Contents" style:list-style-name="L8">
      <style:paragraph-properties fo:margin-top="0cm" fo:margin-bottom="0.265cm" loext:contextual-spacing="false" style:line-height-at-least="0.529cm" fo:padding="0cm" fo:border="none"/>
    </style:style>
    <style:style style:name="P42" style:family="paragraph" style:parent-style-name="Table_20_Contents" style:list-style-name="L9">
      <style:paragraph-properties fo:margin-top="0cm" fo:margin-bottom="0.265cm" loext:contextual-spacing="false" style:line-height-at-least="0.529cm" fo:padding="0cm" fo:border="none"/>
    </style:style>
    <style:style style:name="P43" style:family="paragraph" style:parent-style-name="Table_20_Contents" style:list-style-name="L11">
      <style:paragraph-properties fo:margin-top="0cm" fo:margin-bottom="0.265cm" loext:contextual-spacing="false" style:line-height-at-least="0.529cm" fo:padding="0cm" fo:border="none"/>
    </style:style>
    <style:style style:name="P44" style:family="paragraph" style:parent-style-name="Table_20_Contents" style:list-style-name="L12">
      <style:paragraph-properties fo:margin-top="0cm" fo:margin-bottom="0.265cm" loext:contextual-spacing="false" style:line-height-at-least="0.529cm" fo:padding="0cm" fo:border="none"/>
    </style:style>
    <style:style style:name="P45" style:family="paragraph" style:parent-style-name="Table_20_Contents" style:list-style-name="L13">
      <style:paragraph-properties fo:margin-top="0cm" fo:margin-bottom="0.265cm" loext:contextual-spacing="false" style:line-height-at-least="0.529cm" fo:padding="0cm" fo:border="none"/>
    </style:style>
    <style:style style:name="P46" style:family="paragraph" style:parent-style-name="Table_20_Contents" style:list-style-name="L14">
      <style:paragraph-properties fo:margin-top="0cm" fo:margin-bottom="0.265cm" loext:contextual-spacing="false" style:line-height-at-least="0.529cm" fo:padding="0cm" fo:border="none"/>
    </style:style>
    <style:style style:name="P47" style:family="paragraph" style:parent-style-name="Table_20_Contents" style:list-style-name="L15">
      <style:paragraph-properties fo:margin-top="0cm" fo:margin-bottom="0.265cm" loext:contextual-spacing="false" style:line-height-at-least="0.529cm" fo:padding="0cm" fo:border="none"/>
    </style:style>
    <style:style style:name="P48" style:family="paragraph" style:parent-style-name="Table_20_Contents" style:list-style-name="L4">
      <style:paragraph-properties fo:margin-top="0cm" fo:margin-bottom="0cm" loext:contextual-spacing="false" style:line-height-at-least="0.529cm" fo:padding="0cm" fo:border="none"/>
    </style:style>
    <style:style style:name="P49" style:family="paragraph" style:parent-style-name="Table_20_Contents" style:list-style-name="L6">
      <style:paragraph-properties fo:margin-top="0cm" fo:margin-bottom="0cm" loext:contextual-spacing="false" style:line-height-at-least="0.529cm" fo:padding="0cm" fo:border="none"/>
    </style:style>
    <style:style style:name="P50" style:family="paragraph" style:parent-style-name="Table_20_Contents" style:list-style-name="L9">
      <style:paragraph-properties fo:margin-top="0cm" fo:margin-bottom="0cm" loext:contextual-spacing="false" style:line-height-at-least="0.529cm" fo:padding="0cm" fo:border="none"/>
    </style:style>
    <style:style style:name="T1" style:family="text">
      <style:text-properties fo:font-variant="normal" fo:text-transform="none" fo:color="#222222" fo:letter-spacing="normal" fo:language="el" fo:country="GR" fo:font-weight="normal"/>
    </style:style>
    <style:style style:name="T2" style:family="text">
      <style:text-properties fo:font-variant="normal" fo:text-transform="none" fo:color="#222222" fo:letter-spacing="normal" fo:language="en" fo:country="US" fo:font-weight="normal" officeooo:rsid="002d143e"/>
    </style:style>
    <style:style style:name="T3" style:family="text">
      <style:text-properties fo:font-variant="normal" fo:text-transform="none" fo:color="#222222" fo:letter-spacing="normal" fo:font-weight="normal"/>
    </style:style>
    <style:style style:name="T4" style:family="text">
      <style:text-properties fo:font-variant="normal" fo:text-transform="none" fo:color="#333333" style:font-name="Monaco" fo:font-size="9.75pt" fo:letter-spacing="normal" fo:font-style="normal" fo:font-weight="normal"/>
    </style:style>
    <style:style style:name="T5" style:family="text">
      <style:text-properties fo:language="en" fo:country="US"/>
    </style:style>
    <style:style style:name="T6" style:family="text">
      <style:text-properties fo:language="en" fo:country="US" officeooo:rsid="003afcae"/>
    </style:style>
    <style:style style:name="T7" style:family="text">
      <style:text-properties fo:language="en" fo:country="US" officeooo:rsid="00163736"/>
    </style:style>
    <style:style style:name="T8" style:family="text">
      <style:text-properties fo:language="el" fo:country="GR"/>
    </style:style>
    <style:style style:name="T9" style:family="text">
      <style:text-properties fo:language="el" fo:country="GR" officeooo:rsid="00107a69"/>
    </style:style>
    <style:style style:name="T10" style:family="text">
      <style:text-properties fo:language="el" fo:country="GR" officeooo:rsid="00163736"/>
    </style:style>
    <style:style style:name="T11" style:family="text">
      <style:text-properties officeooo:rsid="00144148"/>
    </style:style>
    <text:list-style style:name="L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0.824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0.824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0.824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8">Ανάλυση </text:span><text:span text:style-name="T9">Σχήματος Βάσης Δεδομένων</text:span></text:p>
      <text:p text:style-name="P2">DiavgeiaInsight</text:p>
      <text:p text:style-name="P8">Πηγή στοιχείων</text:p>
      <text:p text:style-name="P11">Όλες τις πληροφορίες που αποθηκεύουμε είναι στο <text:span text:style-name="T5">API </text:span>της Διαύγειας (<text:a xlink:type="simple" xlink:href="https://diavgeia.gov.gr/api/help" text:style-name="Internet_20_link" text:visited-style-name="Visited_20_Internet_20_Link">https://diavgeia.gov.gr/api/help</text:a>).</text:p>
      <text:p text:style-name="P11"/>
      <text:p text:style-name="P12">Όλες οι αποφάσεις έχουν κάποια κοινά πεδία όπως παρουσιάζονται στην ενότητα <text:span text:style-name="T5">'</text:span>Βασικά δεδομένα Απόφασης', ενώ κάποιου ειδικού τύπου, κυρίως οικονομικής φύσης, έχουν επιπλέον πεδία τα οποία αναλύονται στη συνέχεια.</text:p>
      <text:p text:style-name="P12"/>
      <text:p text:style-name="P7"/>
      <text:p text:style-name="P8">Βασικά δεδομένα Απόφασης </text:p>
      <text:p text:style-name="P3"/>
      <text:p text:style-name="P15">Περιγραφή πεδίων:</text:p>
      <table:table table:name="Table1" table:style-name="Table1">
        <table:table-column table:style-name="Table1.A"/>
        <table:table-column table:style-name="Table1.B"/>
        <table:table-header-rows>
          <table:table-row>
            <table:table-cell table:style-name="Table1.A1" office:value-type="string">
              <text:p text:style-name="Table_20_Heading">Πεδίο</text:p>
            </table:table-cell>
            <table:table-cell table:style-name="Table1.A1" office:value-type="string">
              <text:p text:style-name="Table_20_Heading">Περιγραφή</text:p>
            </table:table-cell>
          </table:table-row>
        </table:table-header-rows>
        <table:table-row>
          <table:table-cell table:style-name="Table1.A2" office:value-type="string">
            <text:p text:style-name="Table_20_Contents">ada</text:p>
          </table:table-cell>
          <table:table-cell table:style-name="Table1.A2" office:value-type="string">
            <text:p text:style-name="Table_20_Contents">Αριθμός Διαδικτυακής Ανάρτησης</text:p>
          </table:table-cell>
        </table:table-row>
        <table:table-row>
          <table:table-cell table:style-name="Table1.A1" office:value-type="string">
            <text:p text:style-name="Table_20_Contents">protocolNumber</text:p>
          </table:table-cell>
          <table:table-cell table:style-name="Table1.A1" office:value-type="string">
            <text:p text:style-name="Table_20_Contents">Αριθμός Πρωτοκόλλου</text:p>
          </table:table-cell>
        </table:table-row>
        <table:table-row>
          <table:table-cell table:style-name="Table1.A2" office:value-type="string">
            <text:p text:style-name="Table_20_Contents">subject</text:p>
          </table:table-cell>
          <table:table-cell table:style-name="Table1.A2" office:value-type="string">
            <text:p text:style-name="Table_20_Contents">Θέμα πράξης</text:p>
          </table:table-cell>
        </table:table-row>
        <table:table-row>
          <table:table-cell table:style-name="Table1.A1" office:value-type="string">
            <text:p text:style-name="Table_20_Contents">issueDate</text:p>
          </table:table-cell>
          <table:table-cell table:style-name="Table1.A1" office:value-type="string">
            <text:p text:style-name="Table_20_Contents">Ημερομηνία έκδοσης σε μορφή Unix Timestamp (Milliseconds from epoch)</text:p>
          </table:table-cell>
        </table:table-row>
        <table:table-row>
          <table:table-cell table:style-name="Table1.A2" office:value-type="string">
            <text:p text:style-name="Table_20_Contents">decisionTypeId</text:p>
          </table:table-cell>
          <table:table-cell table:style-name="Table1.A2" office:value-type="string">
            <text:p text:style-name="Table_20_Contents">Κωδικός του τύπου πράξης (Για λεπτομέρειες σχετικά με τις πληροφορίες των τύπων πράξεων δείτε τη σχετική ενότητα)</text:p>
          </table:table-cell>
        </table:table-row>
        <table:table-row>
          <table:table-cell table:style-name="Table1.A1" office:value-type="string">
            <text:p text:style-name="Table_20_Contents">organizationId</text:p>
          </table:table-cell>
          <table:table-cell table:style-name="Table1.A1" office:value-type="string">
            <text:p text:style-name="Table_20_Contents">Κωδικός φορέα. (Για λεπτομέρειες σχετικά με τις πληροφορίες των φορέων δείτε τη σχετική ενότητα)</text:p>
          </table:table-cell>
        </table:table-row>
        <table:table-row>
          <table:table-cell table:style-name="Table1.A2" office:value-type="string">
            <text:p text:style-name="Table_20_Contents">unitIds</text:p>
          </table:table-cell>
          <table:table-cell table:style-name="Table1.A2" office:value-type="string">
            <text:p text:style-name="Table_20_Contents">Λίστα κωδικών που αντιστοιχούν στις μονάδες οι οποίες εμπλέκονται στην έκδοσης της συγκεκριμένης πράξης (Για λεπτομέρειες σχετικά με τις πληροφορίες των οργανωτικών μονάδων δείτε τη σχετική ενότητα)</text:p>
          </table:table-cell>
        </table:table-row>
        <table:table-row>
          <table:table-cell table:style-name="Table1.A1" office:value-type="string">
            <text:p text:style-name="Table_20_Contents">signerIds</text:p>
          </table:table-cell>
          <table:table-cell table:style-name="Table1.A1" office:value-type="string">
            <text:p text:style-name="Table_20_Contents">Λίστα κωδικών που αντιστοιχούν στους τελικούς υπογράφοντες της πράξης (Για λεπτομέρειες σχετικά με τις πληροφορίες των υπογραφόντων δείτε τη σχετική ενότητα)</text:p>
          </table:table-cell>
        </table:table-row>
        <table:table-row>
          <table:table-cell table:style-name="Table1.A2" office:value-type="string">
            <text:p text:style-name="Table_20_Contents">thematicCategoryIds</text:p>
          </table:table-cell>
          <table:table-cell table:style-name="Table1.A2" office:value-type="string">
            <text:p text:style-name="Table_20_Contents">Λίστα κωδικών που αντιστοιχούν στις θεματικές κατηγορίες της πράξης (Για λεπτομέρειες σχετικά με τις πληροφορίες των θεματικών κατηγοριών δείτε τη σχετική ενότητα)</text:p>
          </table:table-cell>
        </table:table-row>
        <table:table-row>
          <table:table-cell table:style-name="Table1.A1" office:value-type="string">
            <text:p text:style-name="Table_20_Contents">privateData</text:p>
          </table:table-cell>
          <table:table-cell table:style-name="Table1.A1" office:value-type="string">
            <text:p text:style-name="Table_20_Contents">Ένδειξη για το αν η πράξη περιλαμβάνει προσωπικά δεδομένα</text:p>
          </table:table-cell>
        </table:table-row>
        <table:table-row>
          <table:table-cell table:style-name="Table1.A2" office:value-type="string">
            <text:p text:style-name="Table_20_Contents">submissionTimestamp</text:p>
          </table:table-cell>
          <table:table-cell table:style-name="Table1.A2" office:value-type="string">
            <text:p text:style-name="Table_20_Contents">Ημερομηνία και ώρα τελευταίας τροποποίησης πράξης σε μορφή Unix Timestamp (Milliseconds from epoch)</text:p>
          </table:table-cell>
        </table:table-row>
        <table:table-row>
          <table:table-cell table:style-name="Table1.A1" office:value-type="string">
            <text:p text:style-name="Table_20_Contents">status</text:p>
          </table:table-cell>
          <table:table-cell table:style-name="Table1.A1" office:value-type="string">
            <text:p text:style-name="Table_20_Contents">Ένδειξη για την κατάσταση της πράξης. Η τιμή αυτού του πεδίου για τις δημόσια προσβάσιμες πράξεις μπορεί μπορεί να έχει τις τιμές PUBLISHED (Αναρτημένη και σε ισχύ), PENDING_REVOCATION (Αναρτημένη και σε ισχύ, έχει υποβληθεί αίτημα ανάκλησής της), REVOKED (Ανακληθείσα). Επίσης, σε πράξεις που έχουν υποβληθεί αλλά δεν τους έχει αποδοθεί ΑΔΑ, η τιμή αυτού του πεδίου θα είναι SUBMITTED</text:p>
          </table:table-cell>
        </table:table-row>
        <table:table-row>
          <table:table-cell table:style-name="Table1.A2" office:value-type="string">
            <text:p text:style-name="Table_20_Contents">versionId</text:p>
          </table:table-cell>
          <table:table-cell table:style-name="Table1.A2" office:value-type="string">
            <text:p text:style-name="Table_20_Contents">Αριθμός έκδοσης. Ο αριθμός αυτός αλλάζει σε περίπτωση που γίνει <text:soft-page-break/>διόρθωση των μεταδεδομένων μιας αναρτημένης πράξης, ή όταν αλλάξει η κατάστασή της.</text:p>
          </table:table-cell>
        </table:table-row>
        <table:table-row>
          <table:table-cell table:style-name="Table1.A1" office:value-type="string">
            <text:p text:style-name="Table_20_Contents">documentChecksum</text:p>
          </table:table-cell>
          <table:table-cell table:style-name="Table1.A1" office:value-type="string">
            <text:p text:style-name="Table_20_Contents">Τιμή SHA-1 του εγγράφου της πράξης</text:p>
          </table:table-cell>
        </table:table-row>
        <table:table-row>
          <table:table-cell table:style-name="Table1.A2" office:value-type="string">
            <text:p text:style-name="Table_20_Contents">attachments</text:p>
          </table:table-cell>
          <table:table-cell table:style-name="Table1.A2" office:value-type="string">
            <text:p text:style-name="P16">Λίστα περιγραφών των συνημμένων εγγράφων της πράξης. Κάθε τιμή της λίστας περιλαμβάνει τις εξής πληροφορίες:</text:p>
            <text:list xml:id="list6160085843895511013" text:style-name="L1">
              <text:list-item>
                <text:p text:style-name="P17">id: Μοναδικό αναγνωριστικό του εγγράφου</text:p>
              </text:list-item>
              <text:list-item>
                <text:p text:style-name="P35">description: Περιγραφή του συνημμένου</text:p>
              </text:list-item>
              <text:list-item>
                <text:p text:style-name="P35">filename: Όνομα αρχείου</text:p>
              </text:list-item>
              <text:list-item>
                <text:p text:style-name="P35">mimeType: Τύπος αρχείου</text:p>
              </text:list-item>
              <text:list-item>
                <text:p text:style-name="P35">checksum: Τιμή SHA-1 του εγγράφου</text:p>
              </text:list-item>
            </text:list>
          </table:table-cell>
        </table:table-row>
        <table:table-row>
          <table:table-cell table:style-name="Table1.A1" office:value-type="string">
            <text:p text:style-name="Table_20_Contents">extraFieldValues</text:p>
          </table:table-cell>
          <table:table-cell table:style-name="Table1.A1" office:value-type="string">
            <text:p text:style-name="P16">Ενότητα ειδικών πεδίων. Το περιεχόμενο αυτής της ενότητας είναι ανάλογο του τύπου της πράξης. Για παράδειγμα, για πράξεις του τύπου "Γ.3.5 ΥΠΗΡΕΣΙΑΚΗ ΜΕΤΑΒΟΛΗ" ορίζονται τα εξής πεδία:</text:p>
            <text:list xml:id="list4011975628129537675" text:style-name="L2">
              <text:list-item>
                <text:p text:style-name="P18">eidosYpMetavolis: Είδος υπηρεσιακής μεταβολής</text:p>
              </text:list-item>
              <text:list-item>
                <text:p text:style-name="P36">relatedDecisions: Λίστα σχετικών πράξεων</text:p>
              </text:list-item>
            </text:list>
          </table:table-cell>
        </table:table-row>
        <table:table-row>
          <table:table-cell table:style-name="Table1.A2" office:value-type="string">
            <text:p text:style-name="Table_20_Contents">correctedVersionId</text:p>
          </table:table-cell>
          <table:table-cell table:style-name="Table1.A2" office:value-type="string">
            <text:p text:style-name="Table_20_Contents">Αριθμός πρωτότυπης έκδοσης πράξης. Η ύπαρξη αυτής της τιμή σημαίνει ότι έχει γίνει ορθή επανάληψη της πράξης, δηλαδή αντικατάσταση του εγγράφου της πράξης (για την αντιμετώπιση ενδεχομένων διοικητικών, ορθογραφικών ή συντακτικών λαθών στο έγγραφο)</text:p>
          </table:table-cell>
        </table:table-row>
      </table:table>
      <text:p text:style-name="P3"/>
      <text:p text:style-name="P3"/>
      <text:p text:style-name="P8"><text:span text:style-name="T11">Προδιαγραφές Ειδικών Πεδίων </text:span>Β.1.3</text:p>
      <text:p text:style-name="P15"/>
      <table:table table:name="Table2" table:style-name="Table2">
        <table:table-column table:style-name="Table2.A"/>
        <table:table-column table:style-name="Table2.B"/>
        <table:table-header-rows>
          <table:table-row>
            <table:table-cell table:style-name="Table2.A1" office:value-type="string">
              <text:p text:style-name="Table_20_Heading">Πεδίο</text:p>
            </table:table-cell>
            <table:table-cell table:style-name="Table2.A1" office:value-type="string">
              <text:p text:style-name="Table_20_Heading">Περιγραφή</text:p>
            </table:table-cell>
          </table:table-row>
        </table:table-header-rows>
        <table:table-row>
          <table:table-cell table:style-name="Table2.A2" office:value-type="string">
            <text:p text:style-name="Table_20_Contents">financialYear</text:p>
          </table:table-cell>
          <table:table-cell table:style-name="Table2.A2" office:value-type="string">
            <text:p text:style-name="Table_20_Contents">Οικονομικό έτος (Ακέραιος αριθμός)</text:p>
          </table:table-cell>
        </table:table-row>
        <table:table-row>
          <table:table-cell table:style-name="Table2.A1" office:value-type="string">
            <text:p text:style-name="Table_20_Contents">budgettype</text:p>
          </table:table-cell>
          <table:table-cell table:style-name="Table2.A1" office:value-type="string">
            <text:p text:style-name="Table_20_Contents">Κατηγορία Προϋπολογισμού (Πιθανές τιμές: "Τακτικός Προϋπολογισμός", "Πρόγραμμα Δημοσίων Επενδύσεων", "Ίδια Έσοδα")</text:p>
          </table:table-cell>
        </table:table-row>
        <table:table-row>
          <table:table-cell table:style-name="Table2.A2" office:value-type="string">
            <text:p text:style-name="Table_20_Contents">entryNumber</text:p>
          </table:table-cell>
          <table:table-cell table:style-name="Table2.A2" office:value-type="string">
            <text:p text:style-name="Table_20_Contents">Αριθμός καταχώρησης</text:p>
          </table:table-cell>
        </table:table-row>
        <table:table-row>
          <table:table-cell table:style-name="Table2.A1" office:value-type="string">
            <text:p text:style-name="Table_20_Contents">recalledExpenseDecision</text:p>
          </table:table-cell>
          <table:table-cell table:style-name="Table2.A1" office:value-type="string">
            <text:p text:style-name="Table_20_Contents">Ένδειξη για το αν η πράξη αφορά ανάκληση δέσμευσης (Λογική τιμή - boolean)</text:p>
          </table:table-cell>
        </table:table-row>
        <table:table-row>
          <table:table-cell table:style-name="Table2.A2" office:value-type="string">
            <text:p text:style-name="Table_20_Contents">amountWithVAT</text:p>
          </table:table-cell>
          <table:table-cell table:style-name="Table2.A2" office:value-type="string">
            <text:p text:style-name="P16">Συνολικό ποσό. Συνθετη τιμή που αποτελείται από τα παρακάτω:</text:p>
            <text:list xml:id="list7860552489418077765" text:style-name="L3">
              <text:list-item>
                <text:p text:style-name="P19">amount: Ποσό με ΦΠΑ</text:p>
              </text:list-item>
              <text:list-item>
                <text:p text:style-name="P37">currency: Κωδικός νομισματικής μονάδας (βλ. Λεξικό Νομισματικών Μονάδων)</text:p>
              </text:list-item>
            </text:list>
          </table:table-cell>
        </table:table-row>
        <table:table-row>
          <table:table-cell table:style-name="Table2.A1" office:value-type="string">
            <text:p text:style-name="Table_20_Contents">amountWithKae</text:p>
          </table:table-cell>
          <table:table-cell table:style-name="Table2.A1" office:value-type="string">
            <text:p text:style-name="P16">Λίστα σύνθετων τιμών. Κάθε σύνθετη τιμή αποτελείται από τα παρακάτω:</text:p>
            <text:list xml:id="list1330075214901929733" text:style-name="L4">
              <text:list-item>
                <text:p text:style-name="P20">sponsorAFMName: ΑΦΜ / Επωνυμία αναδόχου. Σύνθετη τιμή που αποτελείται από τα παρακάτω:</text:p>
                <text:list>
                  <text:list-item>
                    <text:p text:style-name="P32"><text:soft-page-break/>afm: ΑΦΜ αναδόχου</text:p>
                  </text:list-item>
                  <text:list-item>
                    <text:p text:style-name="P48">afmType: Τύπος ΑΦΜ αναδόχου (βλ. Λεξικό Τύπων ΑΦΜ)</text:p>
                  </text:list-item>
                  <text:list-item>
                    <text:p text:style-name="P48">afmCountry: Κωδικός Κράτους-Μέλους της ΕΕ (βλ. Λεξικό Κρατών-Μελών της ΕΕ)</text:p>
                  </text:list-item>
                  <text:list-item>
                    <text:p text:style-name="P48">name: Επωνυμία αναδόχου</text:p>
                  </text:list-item>
                  <text:list-item>
                    <text:p text:style-name="P48">noVATOrg: Κωδικός φορέα χωρίς ΑΦΜ. Συμπληρώνεται σε περιπτώσεις φορέων χωρίς ΑΦΜ (συνεπώς το afmType θα πρέπει να ισούται με την τιμή 'INT', που αντιστοιχεί στην επιλογή 'Οργανισμός χωρίς ΑΦΜ'), με τιμές από το λεξικό NO_VAT_ORGS.</text:p>
                  </text:list-item>
                </text:list>
              </text:list-item>
              <text:list-item>
                <text:p text:style-name="P38">kae: Κωδικός Αριθμός Εξόδου</text:p>
              </text:list-item>
              <text:list-item>
                <text:p text:style-name="P38">amountWithVAT: Ποσό</text:p>
              </text:list-item>
              <text:list-item>
                <text:p text:style-name="P38">kaeCreditRemainder: Υπόλοιπο διαθέσιμης πίστωσης</text:p>
              </text:list-item>
              <text:list-item>
                <text:p text:style-name="P38">kaeBudgetRemainder Υπόλοιπο ΚΑΕ</text:p>
              </text:list-item>
            </text:list>
          </table:table-cell>
        </table:table-row>
        <table:table-row>
          <table:table-cell table:style-name="Table2.A2" office:value-type="string">
            <text:p text:style-name="Table_20_Contents">partialead</text:p>
          </table:table-cell>
          <table:table-cell table:style-name="Table2.A2" office:value-type="string">
            <text:p text:style-name="Table_20_Contents">Ένδειξη για το αν η πράξη αφορά τμηματική ανάληψη (Λογική τιμή - boolean)</text:p>
          </table:table-cell>
        </table:table-row>
        <table:table-row>
          <table:table-cell table:style-name="Table2.A1" office:value-type="string">
            <text:p text:style-name="Table_20_Contents">relatedPartialADA</text:p>
          </table:table-cell>
          <table:table-cell table:style-name="Table2.A1" office:value-type="string">
            <text:p text:style-name="Table_20_Contents">ΑΔΑ σχετικής αρχικής τμηματικής</text:p>
          </table:table-cell>
        </table:table-row>
      </table:table>
      <text:p text:style-name="P3"/>
      <text:p text:style-name="P3"/>
      <text:p text:style-name="P9"><text:span text:style-name="T11">Προδιαγραφές Ειδικών Πεδίων </text:span>Β.2.1</text:p>
      <text:p text:style-name="P6"/>
      <table:table table:name="Table3" table:style-name="Table3">
        <table:table-column table:style-name="Table3.A"/>
        <table:table-column table:style-name="Table3.B"/>
        <table:table-header-rows>
          <table:table-row>
            <table:table-cell table:style-name="Table3.A1" office:value-type="string">
              <text:p text:style-name="Table_20_Heading">Πεδίο</text:p>
            </table:table-cell>
            <table:table-cell table:style-name="Table3.A1" office:value-type="string">
              <text:p text:style-name="Table_20_Heading">Περιγραφή</text:p>
            </table:table-cell>
          </table:table-row>
        </table:table-header-rows>
        <table:table-row>
          <table:table-cell table:style-name="Table3.A2" office:value-type="string">
            <text:p text:style-name="Table_20_Contents">org</text:p>
          </table:table-cell>
          <table:table-cell table:style-name="Table3.A2" office:value-type="string">
            <text:p text:style-name="P16">Στοιχεία φορέα. Συνθετη τιμή που αποτελείται από τα παρακάτω:</text:p>
            <text:list xml:id="list3570617461454857837" text:style-name="L5">
              <text:list-item>
                <text:p text:style-name="P21">afm: ΑΦΜ φορέα</text:p>
              </text:list-item>
              <text:list-item>
                <text:p text:style-name="P39">afmType: Τύπος ΑΦΜ (βλ. Λεξικό Τύπων ΑΦΜ)</text:p>
              </text:list-item>
              <text:list-item>
                <text:p text:style-name="P39">afmCountry: Κωδικός Κράτους-Μέλους της ΕΕ (βλ. Λεξικό Κρατών-Μελών της ΕΕ)</text:p>
              </text:list-item>
              <text:list-item>
                <text:p text:style-name="P39">name: Επωνυμία φορέα</text:p>
              </text:list-item>
              <text:list-item>
                <text:p text:style-name="P39">noVATOrg: Κωδικός φορέα χωρίς ΑΦΜ. Συμπληρώνεται σε περιπτώσεις φορέων χωρίς ΑΦΜ (συνεπώς το afmType θα πρέπει να ισούται με την τιμή 'INT', που αντιστοιχεί στην επιλογή 'Οργανισμός χωρίς ΑΦΜ'), με τιμές από το λεξικό NO_VAT_ORGS.</text:p>
              </text:list-item>
            </text:list>
          </table:table-cell>
        </table:table-row>
        <table:table-row>
          <table:table-cell table:style-name="Table3.A1" office:value-type="string">
            <text:p text:style-name="Table_20_Contents">sponsor</text:p>
          </table:table-cell>
          <table:table-cell table:style-name="Table3.A1" office:value-type="string">
            <text:p text:style-name="P16">Στοιχεία πληρωμών αναδόχων. Λίστα σύνθετων τιμών, καθεμιά από τις οποίες έχει την εξής δομή:</text:p>
            <text:list xml:id="list968231584641900217" text:style-name="L6">
              <text:list-item>
                <text:p text:style-name="P22">sponsorAFMName: Στοιχεία αναδόχου. Σύνθετη τιμή που αποτελείται από τα παρακάτω:</text:p>
                <text:list>
                  <text:list-item>
                    <text:p text:style-name="P33">afm: ΑΦΜ αναδόχου</text:p>
                  </text:list-item>
                  <text:list-item>
                    <text:p text:style-name="P49">afmType: Τύπος ΑΦΜ αναδόχου (βλ. Λεξικό Τύπων ΑΦΜ)</text:p>
                  </text:list-item>
                  <text:list-item>
                    <text:p text:style-name="P49">afmCountry: Κωδικός Κράτους-Μέλους της ΕΕ (βλ. Λεξικό <text:soft-page-break/>Κρατών-Μελών της ΕΕ)</text:p>
                  </text:list-item>
                  <text:list-item>
                    <text:p text:style-name="P49">name: Επωνυμία αναδόχου</text:p>
                  </text:list-item>
                  <text:list-item>
                    <text:p text:style-name="P49">noVATOrg: Κωδικός φορέα χωρίς ΑΦΜ. Συμπληρώνεται σε περιπτώσεις φορέων χωρίς ΑΦΜ (συνεπώς το afmType θα πρέπει να ισούται με την τιμή 'INT', που αντιστοιχεί στην επιλογή 'Οργανισμός χωρίς ΑΦΜ'), με τιμές από το λεξικό NO_VAT_ORGS.</text:p>
                  </text:list-item>
                </text:list>
              </text:list-item>
              <text:list-item>
                <text:p text:style-name="P40">expenseAmount: Ποσό πληρωμής. Σύνθετη τιμή που αποτελείται από τα παρακάτω:</text:p>
                <text:list>
                  <text:list-item>
                    <text:p text:style-name="P33">amount: Ποσό</text:p>
                  </text:list-item>
                  <text:list-item>
                    <text:p text:style-name="P49">currency: Κωδικός νομισματικής μονάδας (βλ. Λεξικό Νομισματικών Μονάδων)</text:p>
                  </text:list-item>
                </text:list>
              </text:list-item>
              <text:list-item>
                <text:p text:style-name="P40">cpv: Κωδικός CPV (βλ. Λεξικό CPV)</text:p>
              </text:list-item>
              <text:list-item>
                <text:p text:style-name="P40">kae: Κωδικός Αριθμός Εξόδου</text:p>
              </text:list-item>
            </text:list>
          </table:table-cell>
        </table:table-row>
        <table:table-row>
          <table:table-cell table:style-name="Table3.A2" office:value-type="string">
            <text:p text:style-name="Table_20_Contents">relatedAnalipsiYpoxreosis</text:p>
          </table:table-cell>
          <table:table-cell table:style-name="Table3.A2" office:value-type="string">
            <text:p text:style-name="P16">Σχετικές Αναλήψεις Υποχρέωσης. Λίστα σύνθετων τιμών, καθεμιά από τις οποίες περιλαμβάνει το εξής:</text:p>
            <text:list xml:id="list2790137622064815601" text:style-name="L7">
              <text:list-item>
                <text:p text:style-name="P23">textRelatedADA: ΑΔΑ Ανάληψης Υποχρέωσης</text:p>
              </text:list-item>
            </text:list>
          </table:table-cell>
        </table:table-row>
      </table:table>
      <text:p text:style-name="P6"/>
      <text:p text:style-name="P3"/>
      <text:p text:style-name="P9"><text:span text:style-name="T11">Προδιαγραφές Ειδικών Πεδίων </text:span>Β.2.2</text:p>
      <text:p text:style-name="P6"/>
      <table:table table:name="Table4" table:style-name="Table4">
        <table:table-column table:style-name="Table4.A"/>
        <table:table-column table:style-name="Table4.B"/>
        <table:table-row>
          <table:table-cell table:style-name="Table4.A1" office:value-type="string">
            <text:p text:style-name="Table_20_Contents">org</text:p>
          </table:table-cell>
          <table:table-cell table:style-name="Table4.A1" office:value-type="string">
            <text:p text:style-name="P16">Στοιχεία φορέα. Συνθετη τιμή που αποτελείται από τα παρακάτω:</text:p>
            <text:list xml:id="list7428820058058420005" text:style-name="L8">
              <text:list-item>
                <text:p text:style-name="P24">afm: ΑΦΜ φορέα</text:p>
              </text:list-item>
              <text:list-item>
                <text:p text:style-name="P41">afmType: Τύπος ΑΦΜ (βλ. Λεξικό Τύπων ΑΦΜ)</text:p>
              </text:list-item>
              <text:list-item>
                <text:p text:style-name="P41">afmCountry: Κωδικός Κράτους-Μέλους της ΕΕ (βλ. Λεξικό Κρατών-Μελών της ΕΕ)</text:p>
              </text:list-item>
              <text:list-item>
                <text:p text:style-name="P41">name: Επωνυμία φορέα</text:p>
              </text:list-item>
              <text:list-item>
                <text:p text:style-name="P41">noVATOrg: Κωδικός φορέα χωρίς ΑΦΜ. Συμπληρώνεται σε περιπτώσεις φορέων χωρίς ΑΦΜ (συνεπώς το afmType θα πρέπει να ισούται με την τιμή 'INT', που αντιστοιχεί στην επιλογή 'Οργανισμός χωρίς ΑΦΜ'), με τιμές από το λεξικό NO_VAT_ORGS.</text:p>
              </text:list-item>
            </text:list>
          </table:table-cell>
        </table:table-row>
        <table:table-row>
          <table:table-cell table:style-name="Table4.A2" office:value-type="string">
            <text:p text:style-name="Table_20_Contents">sponsor</text:p>
          </table:table-cell>
          <table:table-cell table:style-name="Table4.B2" office:value-type="string">
            <text:p text:style-name="P16">Στοιχεία πληρωμών αναδόχων. Λίστα σύνθετων τιμών, καθεμιά από τις οποίες έχει την εξής δομή:</text:p>
            <text:list xml:id="list2895348081800399679" text:style-name="L9">
              <text:list-item>
                <text:p text:style-name="P25">sponsorAFMName: Στοιχεία αναδόχου. Σύνθετη τιμή που αποτελείται από τα παρακάτω:</text:p>
                <text:list>
                  <text:list-item>
                    <text:p text:style-name="P34">afm: ΑΦΜ αναδόχου</text:p>
                  </text:list-item>
                  <text:list-item>
                    <text:p text:style-name="P50">afmType: Τύπος ΑΦΜ αναδόχου (βλ. Λεξικό Τύπων ΑΦΜ)</text:p>
                  </text:list-item>
                  <text:list-item>
                    <text:p text:style-name="P50">afmCountry: Κωδικός Κράτους-Μέλους της ΕΕ (βλ. Λεξικό <text:soft-page-break/>Κρατών-Μελών της ΕΕ)</text:p>
                  </text:list-item>
                  <text:list-item>
                    <text:p text:style-name="P50">name: Επωνυμία αναδόχου</text:p>
                  </text:list-item>
                  <text:list-item>
                    <text:p text:style-name="P50">noVATOrg: Κωδικός φορέα χωρίς ΑΦΜ. Συμπληρώνεται σε περιπτώσεις φορέων χωρίς ΑΦΜ (συνεπώς το afmType θα πρέπει να ισούται με την τιμή 'INT', που αντιστοιχεί στην επιλογή 'Οργανισμός χωρίς ΑΦΜ'), με τιμές από το λεξικό NO_VAT_ORGS.</text:p>
                  </text:list-item>
                </text:list>
              </text:list-item>
              <text:list-item>
                <text:p text:style-name="P42">expenseAmount: Ποσό πληρωμής. Σύνθετη τιμή που αποτελείται από τα παρακάτω:</text:p>
                <text:list>
                  <text:list-item>
                    <text:p text:style-name="P34">amount: Ποσό</text:p>
                  </text:list-item>
                  <text:list-item>
                    <text:p text:style-name="P50">currency: Κωδικός νομισματικής μονάδας (βλ. Λεξικό Νομισματικών Μονάδων)</text:p>
                  </text:list-item>
                </text:list>
              </text:list-item>
              <text:list-item>
                <text:p text:style-name="P42">cpv: Κωδικός CPV (βλ. Λεξικό CPV)</text:p>
              </text:list-item>
              <text:list-item>
                <text:p text:style-name="P42">kae: Κωδικός Αριθμός Εξόδου</text:p>
              </text:list-item>
            </text:list>
          </table:table-cell>
        </table:table-row>
        <table:table-row>
          <table:table-cell table:style-name="Table4.A1" office:value-type="string">
            <text:p text:style-name="Table_20_Contents">skipVatReason</text:p>
          </table:table-cell>
          <table:table-cell table:style-name="Table4.A1" office:value-type="string">
            <text:p text:style-name="Table_20_Contents">Αιτία παράλειψης της καταχώρησης στοιχείων πληρωμών αναδόχων. Όρος του λεξικού SKIP_VAT_REASON (Αιτίες παράλειψης της καταχώρησης πολλαπλών ΑΦΜ). Η ύπαρξη τιμής σε αυτό το πεδίο καθιστά προαιρετική τη συμπλήρωση των στοιχείων πληρωμών αναδόχων, σε περίπτωση π.χ. μεγάλου αριθμού πληρωμών (Μισθοδοσία, Μαζικές Αποζημιώσεις).</text:p>
          </table:table-cell>
        </table:table-row>
        <table:table-row>
          <table:table-cell table:style-name="Table4.A4" office:value-type="string">
            <text:p text:style-name="Table_20_Contents">relatedEkgrisiDapanis</text:p>
          </table:table-cell>
          <table:table-cell table:style-name="Table4.B4" office:value-type="string">
            <text:p text:style-name="P16">Σχετικές Εγκρίσεις Δαπάνης/Αναλήψεις Υποχρέωσης. Λίστα σύνθετων τιμών, καθεμιά από τις οποίες περιλαμβάνει το εξής:</text:p>
            <text:list xml:id="list8907802503430424373" text:style-name="L10">
              <text:list-item>
                <text:p text:style-name="P26">textRelatedADA: ΑΔΑ Έγκρισης Δαπάνης ή Ανάληψης Υποχρέωσης</text:p>
              </text:list-item>
            </text:list>
          </table:table-cell>
        </table:table-row>
      </table:table>
      <text:p text:style-name="P6"/>
      <text:p text:style-name="P3"/>
      <text:p text:style-name="P9"><text:span text:style-name="T11">Προδιαγραφές Ειδικών Πεδίων </text:span>Δ.1</text:p>
      <text:p text:style-name="P6"/>
      <table:table table:name="Table5" table:style-name="Table5">
        <table:table-column table:style-name="Table5.A"/>
        <table:table-column table:style-name="Table5.B"/>
        <table:table-header-rows>
          <table:table-row>
            <table:table-cell table:style-name="Table5.A1" office:value-type="string">
              <text:p text:style-name="Table_20_Heading">Πεδίο</text:p>
            </table:table-cell>
            <table:table-cell table:style-name="Table5.A1" office:value-type="string">
              <text:p text:style-name="Table_20_Heading">Περιγραφή</text:p>
            </table:table-cell>
          </table:table-row>
        </table:table-header-rows>
        <table:table-row>
          <table:table-cell table:style-name="Table5.A2" office:value-type="string">
            <text:p text:style-name="Table_20_Contents">person</text:p>
          </table:table-cell>
          <table:table-cell table:style-name="Table5.A2" office:value-type="string">
            <text:p text:style-name="P16">Στοιχεία προσώπου στο οποίο γίνεται ανάθεση. Λίστα σύνθετων τιμών, καθεμιά από τις οποίες έχει την εξής δομή:</text:p>
            <text:list xml:id="list8916369238072157186" text:style-name="L11">
              <text:list-item>
                <text:p text:style-name="P27">afm: ΑΦΜ προσώπου</text:p>
              </text:list-item>
              <text:list-item>
                <text:p text:style-name="P43">afmType: Τύπος ΑΦΜ (βλ. Λεξικό Τύπων ΑΦΜ)</text:p>
              </text:list-item>
              <text:list-item>
                <text:p text:style-name="P43">afmCountry: Κωδικός Κράτους-Μέλους της ΕΕ (βλ. Λεξικό Κρατών-Μελών της ΕΕ)</text:p>
              </text:list-item>
              <text:list-item>
                <text:p text:style-name="P43">name: Όνομα/Επωνυμία</text:p>
              </text:list-item>
              <text:list-item>
                <text:p text:style-name="P43">noVATOrg: Κωδικός φορέα χωρίς ΑΦΜ. Συμπληρώνεται σε περιπτώσεις φορέων χωρίς ΑΦΜ (συνεπώς το afmType θα πρέπει να ισούται με την τιμή 'INT', που αντιστοιχεί στην επιλογή 'Οργανισμός χωρίς ΑΦΜ'), με τιμές από το λεξικό NO_VAT_ORGS.</text:p>
              </text:list-item>
            </text:list>
          </table:table-cell>
        </table:table-row>
        <table:table-row>
          <table:table-cell table:style-name="Table5.A1" office:value-type="string">
            <text:p text:style-name="Table_20_Contents">awardAmount</text:p>
          </table:table-cell>
          <table:table-cell table:style-name="Table5.A1" office:value-type="string">
            <text:p text:style-name="P16">Ποσό. Σύνθετη τιμή που αποτελείται από τα παρακάτω:</text:p>
            <text:list xml:id="list4933810931073548530" text:style-name="L12">
              <text:list-item>
                <text:p text:style-name="P28">amount: Ποσό</text:p>
              </text:list-item>
              <text:list-item>
                <text:p text:style-name="P44">currency: Κωδικός νομισματικής μονάδας (βλ. Λεξικό Νομισματικών <text:soft-page-break/>Μονάδων)</text:p>
              </text:list-item>
            </text:list>
          </table:table-cell>
        </table:table-row>
        <table:table-row>
          <table:table-cell table:style-name="Table5.A2" office:value-type="string">
            <text:p text:style-name="Table_20_Contents">assignmentType</text:p>
          </table:table-cell>
          <table:table-cell table:style-name="Table5.A2" office:value-type="string">
            <text:p text:style-name="Table_20_Contents">Κατηγορία ανάθεσης (Τιμές: "Έργα","Υπηρεσίες","Προμήθειες","Μελέτες")</text:p>
          </table:table-cell>
        </table:table-row>
        <table:table-row>
          <table:table-cell table:style-name="Table5.A1" office:value-type="string">
            <text:p text:style-name="Table_20_Contents">cpv</text:p>
          </table:table-cell>
          <table:table-cell table:style-name="Table5.A1" office:value-type="string">
            <text:p text:style-name="Table_20_Contents">Κωδικοί CPV</text:p>
          </table:table-cell>
        </table:table-row>
        <table:table-row>
          <table:table-cell table:style-name="Table5.A2" office:value-type="string">
            <text:p text:style-name="Table_20_Contents">textRelatedADA</text:p>
          </table:table-cell>
          <table:table-cell table:style-name="Table5.A2" office:value-type="string">
            <text:p text:style-name="Table_20_Contents">ΑΔΑ σχετικής Έγκρισης Δαπάνης</text:p>
          </table:table-cell>
        </table:table-row>
      </table:table>
      <text:p text:style-name="P6"/>
      <text:p text:style-name="P9"><text:span text:style-name="T11">Προδιαγραφές Ειδικών Πεδίων </text:span>Δ.2.1</text:p>
      <text:p text:style-name="P6"/>
      <table:table table:name="Table6" table:style-name="Table6">
        <table:table-column table:style-name="Table6.A"/>
        <table:table-column table:style-name="Table6.B"/>
        <table:table-header-rows>
          <table:table-row>
            <table:table-cell table:style-name="Table6.A1" office:value-type="string">
              <text:p text:style-name="Table_20_Heading">Πεδίο</text:p>
            </table:table-cell>
            <table:table-cell table:style-name="Table6.A1" office:value-type="string">
              <text:p text:style-name="Table_20_Heading">Περιγραφή</text:p>
            </table:table-cell>
          </table:table-row>
        </table:table-header-rows>
        <table:table-row>
          <table:table-cell table:style-name="Table6.A2" office:value-type="string">
            <text:p text:style-name="Table_20_Contents">cpv</text:p>
          </table:table-cell>
          <table:table-cell table:style-name="Table6.A2" office:value-type="string">
            <text:p text:style-name="Table_20_Contents">Κωδικοί CPV</text:p>
          </table:table-cell>
        </table:table-row>
        <table:table-row>
          <table:table-cell table:style-name="Table6.A1" office:value-type="string">
            <text:p text:style-name="Table_20_Contents">contestProgressType</text:p>
          </table:table-cell>
          <table:table-cell table:style-name="Table6.A1" office:value-type="string">
            <text:p text:style-name="Table_20_Contents">Διαδικασία Διαγωνισμού (Τιμές: "Πρόχειρος","Ανοικτός","Κλειστός")</text:p>
          </table:table-cell>
        </table:table-row>
        <table:table-row>
          <table:table-cell table:style-name="Table6.A2" office:value-type="string">
            <text:p text:style-name="Table_20_Contents">manifestSelectionCriterion</text:p>
          </table:table-cell>
          <table:table-cell table:style-name="Table6.A2" office:value-type="string">
            <text:p text:style-name="Table_20_Contents">Κριτήριο επιλογής (Τιμές: "Χαμηλότερη Τιμή","Συμφερότερη από οικονομικής άποψης")</text:p>
          </table:table-cell>
        </table:table-row>
        <table:table-row>
          <table:table-cell table:style-name="Table6.A1" office:value-type="string">
            <text:p text:style-name="Table_20_Contents">manifestContractType</text:p>
          </table:table-cell>
          <table:table-cell table:style-name="Table6.A1" office:value-type="string">
            <text:p text:style-name="Table_20_Contents">Τύπος σύμβασης (Τιμές: "Έργα","Υπηρεσίες","Προμήθειες","Μελέτες")</text:p>
          </table:table-cell>
        </table:table-row>
        <table:table-row>
          <table:table-cell table:style-name="Table6.A2" office:value-type="string">
            <text:p text:style-name="Table_20_Contents">orgBudgetCode</text:p>
          </table:table-cell>
          <table:table-cell table:style-name="Table6.A2" office:value-type="string">
            <text:p text:style-name="Table_20_Contents">Κωδικός Προϋπολογισμού Φορέα (Τιμές: "Πρόγραμμα Δημοσίων Επενδύσεων", "Συγχρηματοδοτούμενο Έργο", "Τακτικός Προϋπολογισμός")</text:p>
          </table:table-cell>
        </table:table-row>
        <table:table-row>
          <table:table-cell table:style-name="Table6.A1" office:value-type="string">
            <text:p text:style-name="Table_20_Contents">estimatedAmount</text:p>
          </table:table-cell>
          <table:table-cell table:style-name="Table6.A1" office:value-type="string">
            <text:p text:style-name="P16">Εκτιμώμενη αξία εκτός ΦΠΑ. Σύνθετη τιμή που αποτελείται από τα παρακάτω:</text:p>
            <text:list xml:id="list7753739570611591231" text:style-name="L13">
              <text:list-item>
                <text:p text:style-name="P29">amount: Ποσό</text:p>
              </text:list-item>
              <text:list-item>
                <text:p text:style-name="P45">currency: Κωδικός νομισματικής μονάδας (βλ. Λεξικό Νομισματικών Μονάδων)</text:p>
              </text:list-item>
            </text:list>
          </table:table-cell>
        </table:table-row>
        <table:table-row>
          <table:table-cell table:style-name="Table6.A2" office:value-type="string">
            <text:p text:style-name="Table_20_Contents">textRelatedADA</text:p>
          </table:table-cell>
          <table:table-cell table:style-name="Table6.A2" office:value-type="string">
            <text:p text:style-name="Table_20_Contents">ΑΔΑ σχετικής Ανάληψης Υποχρέωσης</text:p>
          </table:table-cell>
        </table:table-row>
      </table:table>
      <text:p text:style-name="P6"/>
      <text:p text:style-name="P9"><text:span text:style-name="T11">Προδιαγραφές Ειδικών Πεδίων </text:span>Δ.2.2</text:p>
      <text:p text:style-name="P6"/>
      <table:table table:name="Table7" table:style-name="Table7">
        <table:table-column table:style-name="Table7.A"/>
        <table:table-column table:style-name="Table7.B"/>
        <table:table-header-rows>
          <table:table-row>
            <table:table-cell table:style-name="Table7.A1" office:value-type="string">
              <text:p text:style-name="Table_20_Heading">Πεδίο</text:p>
            </table:table-cell>
            <table:table-cell table:style-name="Table7.A1" office:value-type="string">
              <text:p text:style-name="Table_20_Heading">Περιγραφή</text:p>
            </table:table-cell>
          </table:table-row>
        </table:table-header-rows>
        <table:table-row>
          <table:table-cell table:style-name="Table7.A2" office:value-type="string">
            <text:p text:style-name="Table_20_Contents">person</text:p>
          </table:table-cell>
          <table:table-cell table:style-name="Table7.A2" office:value-type="string">
            <text:p text:style-name="P16">Στοιχεία προσώπων στα οποία γίνεται ανάθεση. Λίστα σύνθετων τιμών, καθεμιά από τις οποίες έχει την εξής δομή:</text:p>
            <text:list xml:id="list7815164516888809554" text:style-name="L14">
              <text:list-item>
                <text:p text:style-name="P30">afm: ΑΦΜ προσώπου</text:p>
              </text:list-item>
              <text:list-item>
                <text:p text:style-name="P46">afmType: Τύπος ΑΦΜ (βλ. Λεξικό Τύπων ΑΦΜ)</text:p>
              </text:list-item>
              <text:list-item>
                <text:p text:style-name="P46">afmCountry: Κωδικός Κράτους-Μέλους της ΕΕ (βλ. Λεξικό Κρατών-Μελών της ΕΕ)</text:p>
              </text:list-item>
              <text:list-item>
                <text:p text:style-name="P46">name: Όνομα/Επωνυμία</text:p>
              </text:list-item>
              <text:list-item>
                <text:p text:style-name="P46">noVATOrg: Κωδικός φορέα χωρίς ΑΦΜ. Συμπληρώνεται σε περιπτώσεις φορέων χωρίς ΑΦΜ (συνεπώς το afmType θα πρέπει να ισούται με την τιμή 'INT', που αντιστοιχεί στην επιλογή 'Οργανισμός χωρίς ΑΦΜ'), με τιμές από το λεξικό NO_VAT_ORGS.</text:p>
              </text:list-item>
            </text:list>
          </table:table-cell>
        </table:table-row>
        <table:table-row>
          <table:table-cell table:style-name="Table7.A1" office:value-type="string">
            <text:p text:style-name="Table_20_Contents">awardAmount</text:p>
          </table:table-cell>
          <table:table-cell table:style-name="Table7.A1" office:value-type="string">
            <text:p text:style-name="P16">Ποσό κατακύρωσης. Σύνθετη τιμή που αποτελείται από τα παρακάτω:</text:p>
            <text:list xml:id="list8850525808009453918" text:style-name="L15">
              <text:list-item>
                <text:p text:style-name="P31">amount: Ποσό</text:p>
              </text:list-item>
              <text:list-item>
                <text:p text:style-name="P47"><text:soft-page-break/>currency: Κωδικός νομισματικής μονάδας (βλ. Λεξικό Νομισματικών Μονάδων)</text:p>
              </text:list-item>
            </text:list>
          </table:table-cell>
        </table:table-row>
        <table:table-row>
          <table:table-cell table:style-name="Table7.A2" office:value-type="string">
            <text:p text:style-name="Table_20_Contents">textRelatedADA</text:p>
          </table:table-cell>
          <table:table-cell table:style-name="Table7.A2" office:value-type="string">
            <text:p text:style-name="Table_20_Contents">ΑΔΑ Σχετικής Έγκρισης Δαπάνης</text:p>
          </table:table-cell>
        </table:table-row>
      </table:table>
      <text:p text:style-name="P6"/>
      <text:p text:style-name="P3"/>
      <text:p text:style-name="P10">Βοηθητικοί πίνακες</text:p>
      <text:p text:style-name="P14"><text:span text:style-name="T10">Το σύστημα της Διαύγειας, παρέχει και κάποια Λεξικά (</text:span><text:span text:style-name="T7">dictionaries) </text:span><text:span text:style-name="T10">τα οποία παρέχουν πληροφορίες για τους “Κωδικούς </text:span><text:span text:style-name="T7">CPV”, </text:span><text:span text:style-name="T8">τη </text:span>"Δομή Καλλικρατικών Περιφερειών και Δήμων" <text:span text:style-name="T10">κτλ. Αυτά θα περαστούν αυτούσια στην εφαρμογή μας.</text:span></text:p>
      <text:p text:style-name="P1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onaco" svg:font-family="Monaco, Menlo, Consolas, 'Courier New', monospace"/>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widows="1" fo:text-indent="0cm" style:auto-text-indent="false"/>
      <style:text-properties style:font-name="Times New Roman" fo:font-size="11pt" fo:font-style="italic" officeooo:paragraph-rsid="000f74a2" style:font-size-asian="11pt" style:font-style-asian="italic" style:font-size-complex="11pt" style:font-style-complex="italic"/>
    </style:style>
    <style:style style:name="MT1" style:family="text">
      <style:text-properties fo:font-variant="normal" fo:text-transform="none" fo:color="#222222" fo:letter-spacing="normal" fo:language="el" fo:country="GR" fo:font-weight="normal"/>
    </style:style>
    <style:style style:name="MT2" style:family="text">
      <style:text-properties fo:font-variant="normal" fo:text-transform="none" fo:color="#222222" fo:letter-spacing="normal" fo:language="en" fo:country="US" fo:font-weight="normal" officeooo:rsid="002d143e"/>
    </style:style>
    <style:style style:name="MT3" style:family="text">
      <style:text-properties fo:font-variant="normal" fo:text-transform="none" fo:color="#222222" fo:letter-spacing="normal" fo:font-weight="normal"/>
    </style:style>
    <style:style style:name="MT4" style:family="text">
      <style:text-properties fo:language="en" fo:country="US" officeooo:rsid="003afca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Ενίσχυσ</text:span><text:span text:style-name="MT2">η </text:span><text:span text:style-name="MT1">έργων</text:span><text:span text:style-name="MT3"> ανοιχτών τεχνολογιών</text:span> : <text:span text:style-name="MT4">DiavgeiaInsigh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0M7S</meta:editing-duration>
    <meta:editing-cycles>9</meta:editing-cycles>
    <meta:generator>LibreOffice/5.0.0.5$Windows_X86_64 LibreOffice_project/1b1a90865e348b492231e1c451437d7a15bb262b</meta:generator>
    <dc:date>2015-09-27T18:41:14.710000000</dc:date>
    <meta:document-statistic meta:table-count="7" meta:image-count="0" meta:object-count="0" meta:page-count="7" meta:paragraph-count="192" meta:word-count="1427" meta:character-count="10177" meta:non-whitespace-character-count="9008"/>
    <meta:user-defined meta:name="Info 1"/>
    <meta:user-defined meta:name="Info 2"/>
    <meta:user-defined meta:name="Info 3"/>
    <meta:user-defined meta:name="Info 4"/>
  </office:meta>
</office:document-meta>
</file>